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 style:parent-style-name="Table_20_Contents">
      <style:text-properties fo:font-size="18.25pt" officeooo:rsid="0014583d" officeooo:paragraph-rsid="0014583d" style:font-size-asian="16pt" style:font-size-complex="18.25pt"/>
    </style:style>
    <style:style style:name="T1" style:family="text">
      <style:text-properties fo:font-size="22pt" fo:font-weight="bold"/>
    </style:style>
    <style:style style:name="T2" style:family="text">
      <style:text-properties fo:font-weight="bold"/>
    </style:style>
    <style:style style:name="T3" style:family="text">
      <style:text-properties style:font-name="Calibri"/>
    </style:style>
    <style:style style:name="T4" style:family="text">
      <style:text-properties style:font-name="Calibri" fo:font-size="22pt" fo:font-weight="bold"/>
    </style:style>
    <style:style style:name="T5" style:family="text">
      <style:text-properties style:font-name="Calibri" fo:font-size="10.5pt"/>
    </style:style>
    <style:style style:name="T6" style:family="text">
      <style:text-properties style:font-name="Calibri" fo:font-weight="bold"/>
    </style:style>
    <style:style style:name="T7" style:family="text">
      <style:text-properties style:font-name-asian="宋体1"/>
    </style:style>
    <style:style style:name="T8" style:family="text">
      <style:text-properties style:font-name-asian="宋体1" style:font-size-asian="22pt" style:font-weight-asian="bold"/>
    </style:style>
    <style:style style:name="T9" style:family="text">
      <style:text-properties style:font-name-asian="宋体1" style:font-size-asian="10.5pt"/>
    </style:style>
    <style:style style:name="T10" style:family="text">
      <style:text-properties style:font-name-asian="宋体1" style:font-weight-asian="bold"/>
    </style:style>
    <style:style style:name="T11" style:family="text">
      <style:text-properties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7. </text:span><text:span text:style-name="T6">C</text:span><text:span text:style-name="T2">ookie</text:span><text:span text:style-name="T10">的禁用处理</text:span></text:h>
      <text:p text:style-name="P2"><text:span text:style-name="T7">默认情况下浏览器的</text:span>cookie<text:span text:style-name="T7">是被启用的，但是其实我们是可以手动的禁用</text:span><text:span text:style-name="T3">cookie</text:span><text:span text:style-name="T7">的，强烈不建议禁用</text:span><text:span text:style-name="T3">cookie</text:span></text:p>
      <text:p text:style-name="P2"><text:span text:style-name="T3">C</text:span>ookie<text:span text:style-name="T7">一旦被禁用掉绝大多数互联网的网站都无法登录，这个跟我们后续要讲解的</text:span><text:span text:style-name="T3">session</text:span><text:span text:style-name="T7">有关。</text:span></text:p>
      <text:p text:style-name="P2"><text:span text:style-name="T7">那么我们如何通过程序来通过程序判断用户的浏览器上的</text:span>cookie<text:span text:style-name="T7">是否被禁用了呢，其实很简单，我们可以通过去刚刚添加的</text:span><text:span text:style-name="T3">cookie</text:span><text:span text:style-name="T7">，如果没有取到，说明</text:span><text:span text:style-name="T3">cookie</text:span><text:span text:style-name="T7">被禁用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">/创建Cookie</text:p>
            <text:p text:style-name="P4"><text:s text:c="4"/><text:tab/> Cookie cook=new Cookie("username", "cookietest");</text:p>
            <text:p text:style-name="P4"><text:s text:c="4"/><text:tab/> //添加Cookie</text:p>
            <text:p text:style-name="P4"><text:s text:c="7"/><text:tab/> resp.addCookie(cook);</text:p>
            <text:p text:style-name="P4"><text:s text:c="7"/><text:tab/> //获取Cookie</text:p>
            <text:p text:style-name="P4"><text:s text:c="7"/><text:tab/> Cookie[] cooks=req.getCookies();</text:p>
            <text:p text:style-name="P4"><text:s text:c="7"/><text:tab/> String value=null;</text:p>
            <text:p text:style-name="P4"><text:s text:c="7"/><text:tab/> if(cooks!=null){</text:p>
            <text:p text:style-name="P4"><text:s text:c="7"/><text:tab/> for(Cookie c:cooks){</text:p>
            <text:p text:style-name="P4"><text:tab/><text:tab/><text:tab/> String name=c.getName();</text:p>
            <text:p text:style-name="P4"><text:tab/><text:tab/><text:tab/> if(name.equals("username")){</text:p>
            <text:p text:style-name="P4"><text:tab/><text:tab/><text:tab/><text:tab/> String val=c.getValue();</text:p>
            <text:p text:style-name="P4"><text:tab/><text:tab/><text:tab/><text:tab/> System.out.println(val);</text:p>
            <text:p text:style-name="P4"><text:tab/><text:tab/><text:tab/><text:tab/>value =val;</text:p>
            <text:p text:style-name="P4"><text:tab/><text:tab/><text:tab/> }</text:p>
            <text:p text:style-name="P4"><text:s text:c="7"/><text:tab/> 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58S</meta:editing-duration>
    <meta:editing-cycles>3</meta:editing-cycles>
    <meta:generator>LibreOffice/5.3.0.3$Windows_X86_64 LibreOffice_project/7074905676c47b82bbcfbea1aeefc84afe1c50e1</meta:generator>
    <dc:date>2018-03-13T18:21:39.022000000</dc:date>
    <meta:document-statistic meta:table-count="1" meta:image-count="0" meta:object-count="0" meta:page-count="1" meta:paragraph-count="20" meta:word-count="188" meta:character-count="601" meta:non-whitespace-character-count="490"/>
    <meta:user-defined meta:name="Info 1"/>
    <meta:user-defined meta:name="Info 2"/>
    <meta:user-defined meta:name="Info 3"/>
    <meta:user-defined meta:name="Info 4"/>
  </office:meta>
</office:document-meta>
</file>